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FilesTests.addSourceFileWithCharSequenceWhenClassNameIsEmpty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FilesTests.assertThatFileAdded( Kind kind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FilesTests.addSourceFileWithJavaFil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atedFilesTests.addResourceFileWithInputStreamSourc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FilesTests.addSourceFileWithConsumedAppendabl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FilesTests.addClassFileWithInputStreamSourc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FilesTests.addResourceFileWithConsumedAppendabl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FilesTests.addSourceFileWithInputStreamSourc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FilesTests.addSourceFileWithCharSequenceWhenClassNameIsInvalid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GeneratedFiles.addFile( Kind kind , String path , InputStream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GeneratedFiles.assertThatFileAdded( Kind kind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dFilesTests.addSourceFileWithCharSequenc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FilesTests.addResourceFileWithCharSequenc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FilesTests.addFileWithConsumedAppendabl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FilesTests.addFileWithCharSequenceAdd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